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EventImpl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Impl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getTextSt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ven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init( XMLStreamReader xml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TextXmlStreamReader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ckTextXmlStreamReader.getTex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EventImpl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EventImpl.text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Impl.getTex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validate_event( int evType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20">
            <text:p text:style-name="Table_20_Contents">20</text:p>
          </table:table-cell>
          <table:table-cell office:value-type="float" office:value="97">
            <text:p text:style-name="Table_20_Contents">97</text:p>
          </table:table-cell>
        </table:table-row>
        <table:table-row>
          <table:table-cell office:value-type="string">
            <text:p text:style-name="Table_20_Contents">ElementEven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EventImpl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typeForGlobalElement( QName q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ckTextXmlStreamReader.bufferText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AttributeEventImpl.getTex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ngXMLStreamReader.init( XMLStreamReader xsr , boolean startWithCurrentEvent , SchemaType contentType , SchemaTypeLoader stl , XmlOptions options , Collection errorListen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ttributeEvent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ckTextXmlStreamReader.getText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EventImpl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Impl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lementEven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getTextCharacters( int sourceStart , char [ ] target , int targetStart , int leng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EventImpl.ensureBufferLength( int lengthToAd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EventImpl.setXMLStreamReader( XMLStreamReader x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nex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EventImpl.text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initValidator( SchemaType schem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ngXMLStreamReader.getProperty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validate_attributes( int att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ngXMLStreamReader.validate_attribute( int att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EventImpl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EventImpl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Impl.setXMLStreamReader( XMLStreamReader x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EventImpl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ingXMLStreamReader.isSpecialAttribute( QName q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EventImpl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EventImpl.addTextToBuff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impleEventImpl.text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ttributeEventImpl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Impl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isVali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ckTextXmlStreamReader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EventImpl.setAttributeIndex( int att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Impl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Event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TextXmlStreamReader.getEv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ngXMLStreamReader.pushBufferedAttribut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AttributeEventImpl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ttributeEventImpl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EventImpl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EventImpl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Impl.getTex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has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ngXMLStreamReader.ValidatingXMLStream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impleEventImpl.getNamespaceForPrefix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EventImpl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impleEventImpl.setXMLStreamReader( XMLStreamReader x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ckTextXmlStreamReader.clearBuff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EventImpl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StreamReader.addError( String ms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ttributeEventImpl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